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3712" calcext:value-type="float">
            <text:p>103.6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3712" calcext:value-type="float">
            <text:p>103.6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676" calcext:value-type="float">
            <text:p>103.6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5424" calcext:value-type="float">
            <text:p>103.5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7992" calcext:value-type="float">
            <text:p>103.5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1896" calcext:value-type="float">
            <text:p>103.5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4944" calcext:value-type="float">
            <text:p>103.5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7992" calcext:value-type="float">
            <text:p>103.5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8848" calcext:value-type="float">
            <text:p>103.5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3608" calcext:value-type="float">
            <text:p>103.5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8848" calcext:value-type="float">
            <text:p>103.5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3608" calcext:value-type="float">
            <text:p>103.5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7512" calcext:value-type="float">
            <text:p>103.5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1896" calcext:value-type="float">
            <text:p>103.5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4464" calcext:value-type="float">
            <text:p>103.5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8848" calcext:value-type="float">
            <text:p>103.5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1896" calcext:value-type="float">
            <text:p>103.5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5424" calcext:value-type="float">
            <text:p>103.5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7992" calcext:value-type="float">
            <text:p>103.5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3608" calcext:value-type="float">
            <text:p>103.5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9224" calcext:value-type="float">
            <text:p>103.5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1896" calcext:value-type="float">
            <text:p>103.5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2272" calcext:value-type="float">
            <text:p>103.5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2272" calcext:value-type="float">
            <text:p>103.5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4464" calcext:value-type="float">
            <text:p>103.5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9224" calcext:value-type="float">
            <text:p>103.5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8848" calcext:value-type="float">
            <text:p>103.5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7512" calcext:value-type="float">
            <text:p>103.5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8368" calcext:value-type="float">
            <text:p>103.5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6176" calcext:value-type="float">
            <text:p>103.5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7512" calcext:value-type="float">
            <text:p>103.5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7032" calcext:value-type="float">
            <text:p>103.5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2648" calcext:value-type="float">
            <text:p>103.4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6176" calcext:value-type="float">
            <text:p>103.5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4464" calcext:value-type="float">
            <text:p>103.5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7032" calcext:value-type="float">
            <text:p>103.5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6176" calcext:value-type="float">
            <text:p>103.5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3504" calcext:value-type="float">
            <text:p>103.4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6176" calcext:value-type="float">
            <text:p>103.5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3128" calcext:value-type="float">
            <text:p>103.5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0936" calcext:value-type="float">
            <text:p>103.5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9224" calcext:value-type="float">
            <text:p>103.5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8744" calcext:value-type="float">
            <text:p>103.4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8368" calcext:value-type="float">
            <text:p>103.5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6176" calcext:value-type="float">
            <text:p>103.5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0456" calcext:value-type="float">
            <text:p>103.4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1792" calcext:value-type="float">
            <text:p>103.4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0936" calcext:value-type="float">
            <text:p>103.5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7888" calcext:value-type="float">
            <text:p>103.4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8744" calcext:value-type="float">
            <text:p>103.4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2648" calcext:value-type="float">
            <text:p>103.4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1792" calcext:value-type="float">
            <text:p>103.4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0936" calcext:value-type="float">
            <text:p>103.5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8368" calcext:value-type="float">
            <text:p>103.5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2648" calcext:value-type="float">
            <text:p>103.4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3504" calcext:value-type="float">
            <text:p>103.4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1312" calcext:value-type="float">
            <text:p>103.4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8744" calcext:value-type="float">
            <text:p>103.4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2272" calcext:value-type="float">
            <text:p>103.5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7992" calcext:value-type="float">
            <text:p>103.5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7888" calcext:value-type="float">
            <text:p>103.4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1792" calcext:value-type="float">
            <text:p>103.4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2272" calcext:value-type="float">
            <text:p>103.5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1312" calcext:value-type="float">
            <text:p>103.4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2648" calcext:value-type="float">
            <text:p>103.4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2648" calcext:value-type="float">
            <text:p>103.4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7888" calcext:value-type="float">
            <text:p>103.4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0456" calcext:value-type="float">
            <text:p>103.4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8744" calcext:value-type="float">
            <text:p>103.4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3504" calcext:value-type="float">
            <text:p>103.4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3504" calcext:value-type="float">
            <text:p>103.4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8744" calcext:value-type="float">
            <text:p>103.4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8744" calcext:value-type="float">
            <text:p>103.4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1792" calcext:value-type="float">
            <text:p>103.4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1792" calcext:value-type="float">
            <text:p>103.4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8264" calcext:value-type="float">
            <text:p>103.4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7032" calcext:value-type="float">
            <text:p>103.5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3504" calcext:value-type="float">
            <text:p>103.4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2648" calcext:value-type="float">
            <text:p>103.4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3504" calcext:value-type="float">
            <text:p>103.4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2648" calcext:value-type="float">
            <text:p>103.4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2648" calcext:value-type="float">
            <text:p>103.4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2648" calcext:value-type="float">
            <text:p>103.4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8744" calcext:value-type="float">
            <text:p>103.4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6072" calcext:value-type="float">
            <text:p>103.4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0456" calcext:value-type="float">
            <text:p>103.4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0936" calcext:value-type="float">
            <text:p>103.5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6176" calcext:value-type="float">
            <text:p>103.5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2648" calcext:value-type="float">
            <text:p>103.4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8264" calcext:value-type="float">
            <text:p>103.4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1312" calcext:value-type="float">
            <text:p>103.4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7888" calcext:value-type="float">
            <text:p>103.4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3504" calcext:value-type="float">
            <text:p>103.4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4736" calcext:value-type="float">
            <text:p>103.4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8264" calcext:value-type="float">
            <text:p>103.4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8264" calcext:value-type="float">
            <text:p>103.4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2648" calcext:value-type="float">
            <text:p>103.4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0936" calcext:value-type="float">
            <text:p>103.5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2648" calcext:value-type="float">
            <text:p>103.4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0456" calcext:value-type="float">
            <text:p>103.4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8264" calcext:value-type="float">
            <text:p>103.4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8264" calcext:value-type="float">
            <text:p>103.4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8264" calcext:value-type="float">
            <text:p>103.4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6072" calcext:value-type="float">
            <text:p>103.4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816" calcext:value-type="float">
            <text:p>103.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7304" calcext:value-type="float">
            <text:p>103.3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4736" calcext:value-type="float">
            <text:p>103.4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4736" calcext:value-type="float">
            <text:p>103.4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4736" calcext:value-type="float">
            <text:p>103.4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9496" calcext:value-type="float">
            <text:p>103.4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0352" calcext:value-type="float">
            <text:p>103.4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0352" calcext:value-type="float">
            <text:p>103.4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816" calcext:value-type="float">
            <text:p>103.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9496" calcext:value-type="float">
            <text:p>103.4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9496" calcext:value-type="float">
            <text:p>103.4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4736" calcext:value-type="float">
            <text:p>103.4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7304" calcext:value-type="float">
            <text:p>103.3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816" calcext:value-type="float">
            <text:p>103.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34" calcext:value-type="float">
            <text:p>103.4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0352" calcext:value-type="float">
            <text:p>103.4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4256" calcext:value-type="float">
            <text:p>103.3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2064" calcext:value-type="float">
            <text:p>103.3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816" calcext:value-type="float">
            <text:p>103.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0248" calcext:value-type="float">
            <text:p>103.3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3296" calcext:value-type="float">
            <text:p>103.3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5488" calcext:value-type="float">
            <text:p>103.3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244" calcext:value-type="float">
            <text:p>103.3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5384" calcext:value-type="float">
            <text:p>103.2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7576" calcext:value-type="float">
            <text:p>103.2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4152" calcext:value-type="float">
            <text:p>103.3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4152" calcext:value-type="float">
            <text:p>103.3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0248" calcext:value-type="float">
            <text:p>103.3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0248" calcext:value-type="float">
            <text:p>103.3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624" calcext:value-type="float">
            <text:p>103.2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7576" calcext:value-type="float">
            <text:p>103.2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7576" calcext:value-type="float">
            <text:p>103.2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5384" calcext:value-type="float">
            <text:p>103.2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7576" calcext:value-type="float">
            <text:p>103.2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4152" calcext:value-type="float">
            <text:p>103.3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7096" calcext:value-type="float">
            <text:p>103.2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9392" calcext:value-type="float">
            <text:p>103.3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1584" calcext:value-type="float">
            <text:p>103.3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2336" calcext:value-type="float">
            <text:p>103.2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5384" calcext:value-type="float">
            <text:p>103.2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4632" calcext:value-type="float">
            <text:p>103.3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2336" calcext:value-type="float">
            <text:p>103.2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2712" calcext:value-type="float">
            <text:p>103.2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4152" calcext:value-type="float">
            <text:p>103.3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2336" calcext:value-type="float">
            <text:p>103.2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8432" calcext:value-type="float">
            <text:p>103.2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4152" calcext:value-type="float">
            <text:p>103.3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9392" calcext:value-type="float">
            <text:p>103.3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2336" calcext:value-type="float">
            <text:p>103.2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624" calcext:value-type="float">
            <text:p>103.2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4152" calcext:value-type="float">
            <text:p>103.3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0248" calcext:value-type="float">
            <text:p>103.3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8432" calcext:value-type="float">
            <text:p>103.2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0248" calcext:value-type="float">
            <text:p>103.3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0248" calcext:value-type="float">
            <text:p>103.3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6344" calcext:value-type="float">
            <text:p>103.3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4152" calcext:value-type="float">
            <text:p>103.3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8536" calcext:value-type="float">
            <text:p>103.3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8536" calcext:value-type="float">
            <text:p>103.3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6344" calcext:value-type="float">
            <text:p>103.3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7576" calcext:value-type="float">
            <text:p>103.2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624" calcext:value-type="float">
            <text:p>103.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9392" calcext:value-type="float">
            <text:p>103.3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624" calcext:value-type="float">
            <text:p>103.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8432" calcext:value-type="float">
            <text:p>103.2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7576" calcext:value-type="float">
            <text:p>103.2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3296" calcext:value-type="float">
            <text:p>103.3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4048" calcext:value-type="float">
            <text:p>103.2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2336" calcext:value-type="float">
            <text:p>103.2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624" calcext:value-type="float">
            <text:p>103.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624" calcext:value-type="float">
            <text:p>103.2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5488" calcext:value-type="float">
            <text:p>103.3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2336" calcext:value-type="float">
            <text:p>103.2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1856" calcext:value-type="float">
            <text:p>103.2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4048" calcext:value-type="float">
            <text:p>103.2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7096" calcext:value-type="float">
            <text:p>103.2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8432" calcext:value-type="float">
            <text:p>103.2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624" calcext:value-type="float">
            <text:p>103.2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5384" calcext:value-type="float">
            <text:p>103.2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4152" calcext:value-type="float">
            <text:p>103.3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4048" calcext:value-type="float">
            <text:p>103.2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052" calcext:value-type="float">
            <text:p>103.2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1856" calcext:value-type="float">
            <text:p>103.2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0144" calcext:value-type="float">
            <text:p>103.2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576" calcext:value-type="float">
            <text:p>103.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7472" calcext:value-type="float">
            <text:p>103.2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4424" calcext:value-type="float">
            <text:p>103.2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052" calcext:value-type="float">
            <text:p>103.2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6616" calcext:value-type="float">
            <text:p>103.2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7472" calcext:value-type="float">
            <text:p>103.2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2232" calcext:value-type="float">
            <text:p>103.2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1376" calcext:value-type="float">
            <text:p>103.2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6136" calcext:value-type="float">
            <text:p>103.1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6136" calcext:value-type="float">
            <text:p>103.1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48" calcext:value-type="float">
            <text:p>103.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3568" calcext:value-type="float">
            <text:p>103.2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4424" calcext:value-type="float">
            <text:p>103.2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004" calcext:value-type="float">
            <text:p>103.1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1376" calcext:value-type="float">
            <text:p>103.2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9664" calcext:value-type="float">
            <text:p>103.2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2232" calcext:value-type="float">
            <text:p>103.2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48" calcext:value-type="float">
            <text:p>103.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1376" calcext:value-type="float">
            <text:p>103.2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7472" calcext:value-type="float">
            <text:p>103.2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4424" calcext:value-type="float">
            <text:p>103.2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6136" calcext:value-type="float">
            <text:p>103.1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7848" calcext:value-type="float">
            <text:p>103.1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7848" calcext:value-type="float">
            <text:p>103.1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004" calcext:value-type="float">
            <text:p>103.1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004" calcext:value-type="float">
            <text:p>103.1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5656" calcext:value-type="float">
            <text:p>103.1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6616" calcext:value-type="float">
            <text:p>103.2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3568" calcext:value-type="float">
            <text:p>103.2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956" calcext:value-type="float">
            <text:p>103.1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4424" calcext:value-type="float">
            <text:p>103.2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052" calcext:value-type="float">
            <text:p>103.2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2608" calcext:value-type="float">
            <text:p>103.1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48" calcext:value-type="float">
            <text:p>103.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6136" calcext:value-type="float">
            <text:p>103.1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2232" calcext:value-type="float">
            <text:p>103.2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052" calcext:value-type="float">
            <text:p>103.2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528" calcext:value-type="float">
            <text:p>103.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4424" calcext:value-type="float">
            <text:p>103.2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004" calcext:value-type="float">
            <text:p>103.1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7848" calcext:value-type="float">
            <text:p>103.1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528" calcext:value-type="float">
            <text:p>103.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1376" calcext:value-type="float">
            <text:p>103.2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48" calcext:value-type="float">
            <text:p>103.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956" calcext:value-type="float">
            <text:p>103.1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004" calcext:value-type="float">
            <text:p>103.1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6136" calcext:value-type="float">
            <text:p>103.1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5656" calcext:value-type="float">
            <text:p>103.1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004" calcext:value-type="float">
            <text:p>103.1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004" calcext:value-type="float">
            <text:p>103.1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7848" calcext:value-type="float">
            <text:p>103.1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8224" calcext:value-type="float">
            <text:p>103.1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6136" calcext:value-type="float">
            <text:p>103.1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48" calcext:value-type="float">
            <text:p>103.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528" calcext:value-type="float">
            <text:p>103.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7848" calcext:value-type="float">
            <text:p>103.1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48" calcext:value-type="float">
            <text:p>103.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2608" calcext:value-type="float">
            <text:p>103.1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2608" calcext:value-type="float">
            <text:p>103.1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052" calcext:value-type="float">
            <text:p>103.2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2232" calcext:value-type="float">
            <text:p>103.2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6888" calcext:value-type="float">
            <text:p>103.1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5656" calcext:value-type="float">
            <text:p>103.1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5552" calcext:value-type="float">
            <text:p>103.0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4216" calcext:value-type="float">
            <text:p>103.0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956" calcext:value-type="float">
            <text:p>103.1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5656" calcext:value-type="float">
            <text:p>103.1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9832" calcext:value-type="float">
            <text:p>103.0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8224" calcext:value-type="float">
            <text:p>103.1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1272" calcext:value-type="float">
            <text:p>103.1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6784" calcext:value-type="float">
            <text:p>103.0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6888" calcext:value-type="float">
            <text:p>103.1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6784" calcext:value-type="float">
            <text:p>103.0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0312" calcext:value-type="float">
            <text:p>103.0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6784" calcext:value-type="float">
            <text:p>103.0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0792" calcext:value-type="float">
            <text:p>103.1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5552" calcext:value-type="float">
            <text:p>103.0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1648" calcext:value-type="float">
            <text:p>103.1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1272" calcext:value-type="float">
            <text:p>103.1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6888" calcext:value-type="float">
            <text:p>103.1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3736" calcext:value-type="float">
            <text:p>103.0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7264" calcext:value-type="float">
            <text:p>103.0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86" calcext:value-type="float">
            <text:p>103.0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8224" calcext:value-type="float">
            <text:p>103.1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1168" calcext:value-type="float">
            <text:p>103.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7264" calcext:value-type="float">
            <text:p>103.0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1648" calcext:value-type="float">
            <text:p>103.1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4216" calcext:value-type="float">
            <text:p>103.0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4216" calcext:value-type="float">
            <text:p>103.0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7264" calcext:value-type="float">
            <text:p>103.0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5176" calcext:value-type="float">
            <text:p>103.1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7264" calcext:value-type="float">
            <text:p>103.0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4216" calcext:value-type="float">
            <text:p>103.0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1168" calcext:value-type="float">
            <text:p>103.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1168" calcext:value-type="float">
            <text:p>103.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1648" calcext:value-type="float">
            <text:p>103.1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86" calcext:value-type="float">
            <text:p>103.0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4216" calcext:value-type="float">
            <text:p>103.0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4216" calcext:value-type="float">
            <text:p>103.0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812" calcext:value-type="float">
            <text:p>103.0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5552" calcext:value-type="float">
            <text:p>103.0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1168" calcext:value-type="float">
            <text:p>103.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4216" calcext:value-type="float">
            <text:p>103.0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5072" calcext:value-type="float">
            <text:p>103.0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2024" calcext:value-type="float">
            <text:p>103.0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1168" calcext:value-type="float">
            <text:p>103.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86" calcext:value-type="float">
            <text:p>103.0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812" calcext:value-type="float">
            <text:p>103.0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1168" calcext:value-type="float">
            <text:p>103.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6888" calcext:value-type="float">
            <text:p>103.1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0312" calcext:value-type="float">
            <text:p>103.0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1648" calcext:value-type="float">
            <text:p>103.1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812" calcext:value-type="float">
            <text:p>103.0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9832" calcext:value-type="float">
            <text:p>103.0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0688" calcext:value-type="float">
            <text:p>103.0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812" calcext:value-type="float">
            <text:p>103.0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7264" calcext:value-type="float">
            <text:p>103.0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5072" calcext:value-type="float">
            <text:p>103.0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0312" calcext:value-type="float">
            <text:p>103.0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7264" calcext:value-type="float">
            <text:p>103.0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2024" calcext:value-type="float">
            <text:p>103.0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3736" calcext:value-type="float">
            <text:p>103.0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0312" calcext:value-type="float">
            <text:p>103.0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1168" calcext:value-type="float">
            <text:p>103.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5072" calcext:value-type="float">
            <text:p>103.0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812" calcext:value-type="float">
            <text:p>103.0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2024" calcext:value-type="float">
            <text:p>103.0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812" calcext:value-type="float">
            <text:p>103.0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5072" calcext:value-type="float">
            <text:p>103.0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2024" calcext:value-type="float">
            <text:p>103.0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3736" calcext:value-type="float">
            <text:p>103.0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3736" calcext:value-type="float">
            <text:p>103.0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3736" calcext:value-type="float">
            <text:p>103.0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5072" calcext:value-type="float">
            <text:p>103.0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6784" calcext:value-type="float">
            <text:p>103.0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716" calcext:value-type="float">
            <text:p>103.0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0688" calcext:value-type="float">
            <text:p>103.0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1168" calcext:value-type="float">
            <text:p>103.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0688" calcext:value-type="float">
            <text:p>103.0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5928" calcext:value-type="float">
            <text:p>103.0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5928" calcext:value-type="float">
            <text:p>103.0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764" calcext:value-type="float">
            <text:p>103.0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764" calcext:value-type="float">
            <text:p>103.0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9832" calcext:value-type="float">
            <text:p>103.0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3736" calcext:value-type="float">
            <text:p>103.0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764" calcext:value-type="float">
            <text:p>103.0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6784" calcext:value-type="float">
            <text:p>103.0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9352" calcext:value-type="float">
            <text:p>103.0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9832" calcext:value-type="float">
            <text:p>103.0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764" calcext:value-type="float">
            <text:p>103.0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6784" calcext:value-type="float">
            <text:p>103.0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9832" calcext:value-type="float">
            <text:p>103.0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764" calcext:value-type="float">
            <text:p>103.0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0688" calcext:value-type="float">
            <text:p>103.0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6304" calcext:value-type="float">
            <text:p>103.0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6304" calcext:value-type="float">
            <text:p>103.0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0688" calcext:value-type="float">
            <text:p>103.0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6784" calcext:value-type="float">
            <text:p>103.0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3256" calcext:value-type="float">
            <text:p>103.0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3256" calcext:value-type="float">
            <text:p>103.0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4112" calcext:value-type="float">
            <text:p>103.0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3256" calcext:value-type="float">
            <text:p>103.0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9352" calcext:value-type="float">
            <text:p>103.0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3256" calcext:value-type="float">
            <text:p>103.0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9352" calcext:value-type="float">
            <text:p>103.0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4112" calcext:value-type="float">
            <text:p>103.0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192" calcext:value-type="float">
            <text:p>102.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3256" calcext:value-type="float">
            <text:p>103.0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6784" calcext:value-type="float">
            <text:p>103.0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3256" calcext:value-type="float">
            <text:p>103.0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716" calcext:value-type="float">
            <text:p>103.0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1064" calcext:value-type="float">
            <text:p>103.0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716" calcext:value-type="float">
            <text:p>103.0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4112" calcext:value-type="float">
            <text:p>103.0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716" calcext:value-type="float">
            <text:p>103.0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5824" calcext:value-type="float">
            <text:p>102.9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192" calcext:value-type="float">
            <text:p>102.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716" calcext:value-type="float">
            <text:p>103.0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716" calcext:value-type="float">
            <text:p>103.0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716" calcext:value-type="float">
            <text:p>103.0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1064" calcext:value-type="float">
            <text:p>103.0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4968" calcext:value-type="float">
            <text:p>102.9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1064" calcext:value-type="float">
            <text:p>103.0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4112" calcext:value-type="float">
            <text:p>103.0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4968" calcext:value-type="float">
            <text:p>102.9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1064" calcext:value-type="float">
            <text:p>103.0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4112" calcext:value-type="float">
            <text:p>103.0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0584" calcext:value-type="float">
            <text:p>102.9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9728" calcext:value-type="float">
            <text:p>102.9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4112" calcext:value-type="float">
            <text:p>103.0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4112" calcext:value-type="float">
            <text:p>103.0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9728" calcext:value-type="float">
            <text:p>102.9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2296" calcext:value-type="float">
            <text:p>102.9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2296" calcext:value-type="float">
            <text:p>102.9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7536" calcext:value-type="float">
            <text:p>102.9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4968" calcext:value-type="float">
            <text:p>102.9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0584" calcext:value-type="float">
            <text:p>102.9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7536" calcext:value-type="float">
            <text:p>102.9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8392" calcext:value-type="float">
            <text:p>102.9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7912" calcext:value-type="float">
            <text:p>102.9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7912" calcext:value-type="float">
            <text:p>102.9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7536" calcext:value-type="float">
            <text:p>102.9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8392" calcext:value-type="float">
            <text:p>102.9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9728" calcext:value-type="float">
            <text:p>102.9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1816" calcext:value-type="float">
            <text:p>102.9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6576" calcext:value-type="float">
            <text:p>102.9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4384" calcext:value-type="float">
            <text:p>102.8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3528" calcext:value-type="float">
            <text:p>102.9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3528" calcext:value-type="float">
            <text:p>102.9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2672" calcext:value-type="float">
            <text:p>102.9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2296" calcext:value-type="float">
            <text:p>102.9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524" calcext:value-type="float">
            <text:p>102.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7912" calcext:value-type="float">
            <text:p>102.9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4384" calcext:value-type="float">
            <text:p>102.8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0584" calcext:value-type="float">
            <text:p>102.9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8392" calcext:value-type="float">
            <text:p>102.9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8288" calcext:value-type="float">
            <text:p>102.8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2296" calcext:value-type="float">
            <text:p>102.9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2672" calcext:value-type="float">
            <text:p>102.9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8288" calcext:value-type="float">
            <text:p>102.8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1336" calcext:value-type="float">
            <text:p>102.8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2672" calcext:value-type="float">
            <text:p>102.9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4864" calcext:value-type="float">
            <text:p>102.9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7536" calcext:value-type="float">
            <text:p>102.9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7432" calcext:value-type="float">
            <text:p>102.8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7432" calcext:value-type="float">
            <text:p>102.8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4384" calcext:value-type="float">
            <text:p>102.8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3904" calcext:value-type="float">
            <text:p>102.8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2672" calcext:value-type="float">
            <text:p>102.9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1816" calcext:value-type="float">
            <text:p>102.9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4384" calcext:value-type="float">
            <text:p>102.8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0584" calcext:value-type="float">
            <text:p>102.9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192" calcext:value-type="float">
            <text:p>102.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144" calcext:value-type="float">
            <text:p>102.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192" calcext:value-type="float">
            <text:p>102.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764" calcext:value-type="float">
            <text:p>103.0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4384" calcext:value-type="float">
            <text:p>102.8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0584" calcext:value-type="float">
            <text:p>102.9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9728" calcext:value-type="float">
            <text:p>102.9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7536" calcext:value-type="float">
            <text:p>102.9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2296" calcext:value-type="float">
            <text:p>102.9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7912" calcext:value-type="float">
            <text:p>102.9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1816" calcext:value-type="float">
            <text:p>102.9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0584" calcext:value-type="float">
            <text:p>102.9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192" calcext:value-type="float">
            <text:p>102.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2296" calcext:value-type="float">
            <text:p>102.9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7536" calcext:value-type="float">
            <text:p>102.9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6304" calcext:value-type="float">
            <text:p>103.0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6576" calcext:value-type="float">
            <text:p>102.9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2192" calcext:value-type="float">
            <text:p>102.8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4864" calcext:value-type="float">
            <text:p>102.9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1816" calcext:value-type="float">
            <text:p>102.9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6576" calcext:value-type="float">
            <text:p>102.9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7432" calcext:value-type="float">
            <text:p>102.8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524" calcext:value-type="float">
            <text:p>102.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1336" calcext:value-type="float">
            <text:p>102.8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7912" calcext:value-type="float">
            <text:p>102.9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4864" calcext:value-type="float">
            <text:p>102.9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2296" calcext:value-type="float">
            <text:p>102.9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8392" calcext:value-type="float">
            <text:p>102.9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0584" calcext:value-type="float">
            <text:p>102.9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2672" calcext:value-type="float">
            <text:p>102.9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2296" calcext:value-type="float">
            <text:p>102.9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7912" calcext:value-type="float">
            <text:p>102.9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2296" calcext:value-type="float">
            <text:p>102.9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7912" calcext:value-type="float">
            <text:p>102.9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4864" calcext:value-type="float">
            <text:p>102.9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4864" calcext:value-type="float">
            <text:p>102.9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2296" calcext:value-type="float">
            <text:p>102.9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6576" calcext:value-type="float">
            <text:p>102.9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7432" calcext:value-type="float">
            <text:p>102.8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524" calcext:value-type="float">
            <text:p>102.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2672" calcext:value-type="float">
            <text:p>102.9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7912" calcext:value-type="float">
            <text:p>102.9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524" calcext:value-type="float">
            <text:p>102.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0376" calcext:value-type="float">
            <text:p>102.8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1712" calcext:value-type="float">
            <text:p>102.8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6096" calcext:value-type="float">
            <text:p>102.8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4384" calcext:value-type="float">
            <text:p>102.8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3904" calcext:value-type="float">
            <text:p>102.8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8184" calcext:value-type="float">
            <text:p>102.8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1712" calcext:value-type="float">
            <text:p>102.8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1712" calcext:value-type="float">
            <text:p>102.8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6952" calcext:value-type="float">
            <text:p>102.8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9896" calcext:value-type="float">
            <text:p>102.7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2944" calcext:value-type="float">
            <text:p>102.8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1232" calcext:value-type="float">
            <text:p>102.8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1232" calcext:value-type="float">
            <text:p>102.8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1712" calcext:value-type="float">
            <text:p>102.8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3424" calcext:value-type="float">
            <text:p>102.8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9144" calcext:value-type="float">
            <text:p>102.8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5616" calcext:value-type="float">
            <text:p>102.8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2568" calcext:value-type="float">
            <text:p>102.8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2568" calcext:value-type="float">
            <text:p>102.8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1232" calcext:value-type="float">
            <text:p>102.8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9896" calcext:value-type="float">
            <text:p>102.7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5136" calcext:value-type="float">
            <text:p>102.8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9896" calcext:value-type="float">
            <text:p>102.7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1608" calcext:value-type="float">
            <text:p>102.7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2464" calcext:value-type="float">
            <text:p>102.7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1608" calcext:value-type="float">
            <text:p>102.7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8936" calcext:value-type="float">
            <text:p>102.7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284" calcext:value-type="float">
            <text:p>102.7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5032" calcext:value-type="float">
            <text:p>102.7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8936" calcext:value-type="float">
            <text:p>102.7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284" calcext:value-type="float">
            <text:p>102.7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0272" calcext:value-type="float">
            <text:p>102.7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1608" calcext:value-type="float">
            <text:p>102.7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4656" calcext:value-type="float">
            <text:p>102.7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1608" calcext:value-type="float">
            <text:p>102.7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0272" calcext:value-type="float">
            <text:p>102.7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2464" calcext:value-type="float">
            <text:p>102.7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4656" calcext:value-type="float">
            <text:p>102.7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2464" calcext:value-type="float">
            <text:p>102.7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0272" calcext:value-type="float">
            <text:p>102.7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1608" calcext:value-type="float">
            <text:p>102.7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4656" calcext:value-type="float">
            <text:p>102.7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7328" calcext:value-type="float">
            <text:p>102.8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5136" calcext:value-type="float">
            <text:p>102.8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9896" calcext:value-type="float">
            <text:p>102.7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904" calcext:value-type="float">
            <text:p>102.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5136" calcext:value-type="float">
            <text:p>102.8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9896" calcext:value-type="float">
            <text:p>102.7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4656" calcext:value-type="float">
            <text:p>102.7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4656" calcext:value-type="float">
            <text:p>102.7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9896" calcext:value-type="float">
            <text:p>102.7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2944" calcext:value-type="float">
            <text:p>102.8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0272" calcext:value-type="float">
            <text:p>102.7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4656" calcext:value-type="float">
            <text:p>102.7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2944" calcext:value-type="float">
            <text:p>102.8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1608" calcext:value-type="float">
            <text:p>102.7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2464" calcext:value-type="float">
            <text:p>102.7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1608" calcext:value-type="float">
            <text:p>102.7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904" calcext:value-type="float">
            <text:p>102.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5032" calcext:value-type="float">
            <text:p>102.7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0272" calcext:value-type="float">
            <text:p>102.7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4656" calcext:value-type="float">
            <text:p>102.7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1608" calcext:value-type="float">
            <text:p>102.7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1504" calcext:value-type="float">
            <text:p>102.7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5888" calcext:value-type="float">
            <text:p>102.7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2464" calcext:value-type="float">
            <text:p>102.7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284" calcext:value-type="float">
            <text:p>102.7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3696" calcext:value-type="float">
            <text:p>102.7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5032" calcext:value-type="float">
            <text:p>102.7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284" calcext:value-type="float">
            <text:p>102.7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8936" calcext:value-type="float">
            <text:p>102.7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1504" calcext:value-type="float">
            <text:p>102.7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1504" calcext:value-type="float">
            <text:p>102.7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3696" calcext:value-type="float">
            <text:p>102.7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5032" calcext:value-type="float">
            <text:p>102.7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5408" calcext:value-type="float">
            <text:p>102.7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6744" calcext:value-type="float">
            <text:p>102.7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2944" calcext:value-type="float">
            <text:p>102.8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284" calcext:value-type="float">
            <text:p>102.7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5408" calcext:value-type="float">
            <text:p>102.7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3696" calcext:value-type="float">
            <text:p>102.7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0648" calcext:value-type="float">
            <text:p>102.7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8936" calcext:value-type="float">
            <text:p>102.7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5408" calcext:value-type="float">
            <text:p>102.7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5032" calcext:value-type="float">
            <text:p>102.7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5888" calcext:value-type="float">
            <text:p>102.7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284" calcext:value-type="float">
            <text:p>102.7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1504" calcext:value-type="float">
            <text:p>102.7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6744" calcext:value-type="float">
            <text:p>102.7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4656" calcext:value-type="float">
            <text:p>102.7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3216" calcext:value-type="float">
            <text:p>102.6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5408" calcext:value-type="float">
            <text:p>102.7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0272" calcext:value-type="float">
            <text:p>102.7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6744" calcext:value-type="float">
            <text:p>102.7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0648" calcext:value-type="float">
            <text:p>102.7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1504" calcext:value-type="float">
            <text:p>102.7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8936" calcext:value-type="float">
            <text:p>102.7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284" calcext:value-type="float">
            <text:p>102.7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8352" calcext:value-type="float">
            <text:p>102.6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14" calcext:value-type="float">
            <text:p>102.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8352" calcext:value-type="float">
            <text:p>102.6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6536" calcext:value-type="float">
            <text:p>102.5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632" calcext:value-type="float">
            <text:p>102.5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14" calcext:value-type="float">
            <text:p>102.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6536" calcext:value-type="float">
            <text:p>102.5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6536" calcext:value-type="float">
            <text:p>102.5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8832" calcext:value-type="float">
            <text:p>102.6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9208" calcext:value-type="float">
            <text:p>102.6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14" calcext:value-type="float">
            <text:p>102.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2736" calcext:value-type="float">
            <text:p>102.6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3968" calcext:value-type="float">
            <text:p>102.6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14" calcext:value-type="float">
            <text:p>102.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8248" calcext:value-type="float">
            <text:p>102.5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9584" calcext:value-type="float">
            <text:p>102.5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3968" calcext:value-type="float">
            <text:p>102.6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7976" calcext:value-type="float">
            <text:p>102.6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9208" calcext:value-type="float">
            <text:p>102.6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7496" calcext:value-type="float">
            <text:p>102.6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5784" calcext:value-type="float">
            <text:p>102.6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14" calcext:value-type="float">
            <text:p>102.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3488" calcext:value-type="float">
            <text:p>102.5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14" calcext:value-type="float">
            <text:p>102.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14" calcext:value-type="float">
            <text:p>102.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7496" calcext:value-type="float">
            <text:p>102.6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9208" calcext:value-type="float">
            <text:p>102.6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3968" calcext:value-type="float">
            <text:p>102.6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632" calcext:value-type="float">
            <text:p>102.5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3968" calcext:value-type="float">
            <text:p>102.6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8352" calcext:value-type="float">
            <text:p>102.6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4448" calcext:value-type="float">
            <text:p>102.6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1296" calcext:value-type="float">
            <text:p>102.5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8624" calcext:value-type="float">
            <text:p>102.5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996" calcext:value-type="float">
            <text:p>102.5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9208" calcext:value-type="float">
            <text:p>102.6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3968" calcext:value-type="float">
            <text:p>102.6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6442" calcext:value-type="float">
            <text:p>102.596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07016" calcext:value-type="float">
            <text:p>102.59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8178580645" calcext:value-type="float">
            <text:p>102.578178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0607741936" calcext:value-type="float">
            <text:p>102.570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72244" calcext:value-type="float">
            <text:p>102.557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6617032258" calcext:value-type="float">
            <text:p>102.54661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0088" calcext:value-type="float">
            <text:p>102.53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8890064516" calcext:value-type="float">
            <text:p>102.51889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4697793104" calcext:value-type="float">
            <text:p>102.514697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1585290323" calcext:value-type="float">
            <text:p>102.501585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142916129" calcext:value-type="float">
            <text:p>102.48142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99424" calcext:value-type="float">
            <text:p>102.45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4217032258" calcext:value-type="float">
            <text:p>102.39421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38872" calcext:value-type="float">
            <text:p>102.3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4552516129" calcext:value-type="float">
            <text:p>102.3745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4454193548" calcext:value-type="float">
            <text:p>102.374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025" calcext:value-type="float">
            <text:p>102.3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3887483871" calcext:value-type="float">
            <text:p>102.3138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46976" calcext:value-type="float">
            <text:p>102.3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1400516129" calcext:value-type="float">
            <text:p>102.3014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6347428571" calcext:value-type="float">
            <text:p>102.166347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9156645161" calcext:value-type="float">
            <text:p>102.16915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6108645161" calcext:value-type="float">
            <text:p>102.166108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93664" calcext:value-type="float">
            <text:p>102.1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6895225807" calcext:value-type="float">
            <text:p>102.166895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6377" calcext:value-type="float">
            <text:p>102.0763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9482857143" calcext:value-type="float">
            <text:p>102.1794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0326344828" calcext:value-type="float">
            <text:p>102.170326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85384" calcext:value-type="float">
            <text:p>102.14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6091354839" calcext:value-type="float">
            <text:p>102.12609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1016" calcext:value-type="float">
            <text:p>102.1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8856" calcext:value-type="float">
            <text:p>102.0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514" calcext:value-type="float">
            <text:p>102.08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913290323" calcext:value-type="float">
            <text:p>102.077913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1001806452" calcext:value-type="float">
            <text:p>102.061001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41444" calcext:value-type="float">
            <text:p>102.044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0001290323" calcext:value-type="float">
            <text:p>102.020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09136" calcext:value-type="float">
            <text:p>102.00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2737032258" calcext:value-type="float">
            <text:p>101.98273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2708129032" calcext:value-type="float">
            <text:p>101.972708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88944" calcext:value-type="float">
            <text:p>101.94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412645161" calcext:value-type="float">
            <text:p>101.931412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9532" calcext:value-type="float">
            <text:p>101.91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5947096774" calcext:value-type="float">
            <text:p>101.905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0760714286" calcext:value-type="float">
            <text:p>101.880760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7488923077" calcext:value-type="float">
            <text:p>101.887488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3570064516" calcext:value-type="float">
            <text:p>101.86357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01392" calcext:value-type="float">
            <text:p>101.85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9796258065" calcext:value-type="float">
            <text:p>101.829796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56968" calcext:value-type="float">
            <text:p>101.81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8382193548" calcext:value-type="float">
            <text:p>101.798382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3289677419" calcext:value-type="float">
            <text:p>101.7832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9672" calcext:value-type="float">
            <text:p>101.7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3940387097" calcext:value-type="float">
            <text:p>101.75394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69568" calcext:value-type="float">
            <text:p>101.73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3312903226" calcext:value-type="float">
            <text:p>101.7233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8381517241" calcext:value-type="float">
            <text:p>101.718381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7728774194" calcext:value-type="float">
            <text:p>101.707728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1603870968" calcext:value-type="float">
            <text:p>101.691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8896" calcext:value-type="float">
            <text:p>101.68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2795354839" calcext:value-type="float">
            <text:p>101.66279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85648" calcext:value-type="float">
            <text:p>101.64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3101935484" calcext:value-type="float">
            <text:p>101.633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3368" calcext:value-type="float">
            <text:p>101.6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77724" calcext:value-type="float">
            <text:p>101.60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6919225806" calcext:value-type="float">
            <text:p>101.596919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14072" calcext:value-type="float">
            <text:p>101.58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9909419355" calcext:value-type="float">
            <text:p>101.579909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2462428571" calcext:value-type="float">
            <text:p>101.562462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654967742" calcext:value-type="float">
            <text:p>101.559654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3628387097" calcext:value-type="float">
            <text:p>101.543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62968" calcext:value-type="float">
            <text:p>101.53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1997419355" calcext:value-type="float">
            <text:p>101.521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2972" calcext:value-type="float">
            <text:p>101.50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4270451613" calcext:value-type="float">
            <text:p>101.494270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7289548387" calcext:value-type="float">
            <text:p>101.48728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10188" calcext:value-type="float">
            <text:p>101.471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5658580645" calcext:value-type="float">
            <text:p>101.465658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75568" calcext:value-type="float">
            <text:p>101.45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9533677419" calcext:value-type="float">
            <text:p>101.449533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0596857143" calcext:value-type="float">
            <text:p>101.440596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4785290323" calcext:value-type="float">
            <text:p>101.434785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9377548387" calcext:value-type="float">
            <text:p>101.429377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70184" calcext:value-type="float">
            <text:p>101.41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4206967742" calcext:value-type="float">
            <text:p>101.404206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60304" calcext:value-type="float">
            <text:p>101.38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4542451613" calcext:value-type="float">
            <text:p>101.384542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676645161" calcext:value-type="float">
            <text:p>101.37667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3018" calcext:value-type="float">
            <text:p>101.363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5242322581" calcext:value-type="float">
            <text:p>101.35524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42728" calcext:value-type="float">
            <text:p>101.34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0690580645" calcext:value-type="float">
            <text:p>101.340690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9795142857" calcext:value-type="float">
            <text:p>101.339795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137883871" calcext:value-type="float">
            <text:p>101.341378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613883871" calcext:value-type="float">
            <text:p>101.326138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88296" calcext:value-type="float">
            <text:p>101.32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4438451613" calcext:value-type="float">
            <text:p>101.314438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96272" calcext:value-type="float">
            <text:p>101.30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7723612903" calcext:value-type="float">
            <text:p>101.29772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9788387097" calcext:value-type="float">
            <text:p>101.299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68688" calcext:value-type="float">
            <text:p>101.28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2188645161" calcext:value-type="float">
            <text:p>101.282188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18904" calcext:value-type="float">
            <text:p>101.28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1795354839" calcext:value-type="float">
            <text:p>101.28179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0205241379" calcext:value-type="float">
            <text:p>101.280205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6121548387" calcext:value-type="float">
            <text:p>101.28612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974064516" calcext:value-type="float">
            <text:p>101.285974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4024" calcext:value-type="float">
            <text:p>101.2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9533935484" calcext:value-type="float">
            <text:p>101.27953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68104" calcext:value-type="float">
            <text:p>101.27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7243612903" calcext:value-type="float">
            <text:p>101.26724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3142967742" calcext:value-type="float">
            <text:p>101.27314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74632" calcext:value-type="float">
            <text:p>101.26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6850322581" calcext:value-type="float">
            <text:p>101.266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48216" calcext:value-type="float">
            <text:p>101.26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6358709677" calcext:value-type="float">
            <text:p>101.266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6425428571" calcext:value-type="float">
            <text:p>101.266425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4126193548" calcext:value-type="float">
            <text:p>101.274126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918116129" calcext:value-type="float">
            <text:p>101.259181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01048" calcext:value-type="float">
            <text:p>101.27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0586580645" calcext:value-type="float">
            <text:p>101.27058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52712" calcext:value-type="float">
            <text:p>101.25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3773419355" calcext:value-type="float">
            <text:p>101.25377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3478451613" calcext:value-type="float">
            <text:p>101.253478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6432" calcext:value-type="float">
            <text:p>101.2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4531096774" calcext:value-type="float">
            <text:p>101.244531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81008" calcext:value-type="float">
            <text:p>101.23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2368" calcext:value-type="float">
            <text:p>101.2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6707428571" calcext:value-type="float">
            <text:p>101.236707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8406193548" calcext:value-type="float">
            <text:p>101.228406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6960258065" calcext:value-type="float">
            <text:p>101.236960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93124" calcext:value-type="float">
            <text:p>101.22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7099096774" calcext:value-type="float">
            <text:p>101.217099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22944" calcext:value-type="float">
            <text:p>101.21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7856774194" calcext:value-type="float">
            <text:p>101.207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4808774194" calcext:value-type="float">
            <text:p>101.204808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55304" calcext:value-type="float">
            <text:p>101.19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5959741936" calcext:value-type="float">
            <text:p>101.195959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5284" calcext:value-type="float">
            <text:p>101.20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0187612903" calcext:value-type="float">
            <text:p>101.20018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7642571429" calcext:value-type="float">
            <text:p>101.207642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5230967742" calcext:value-type="float">
            <text:p>101.215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053419355" calcext:value-type="float">
            <text:p>101.20805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34044" calcext:value-type="float">
            <text:p>101.20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8319483871" calcext:value-type="float">
            <text:p>101.1983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9282" calcext:value-type="float">
            <text:p>101.189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1367483871" calcext:value-type="float">
            <text:p>101.2013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3432258065" calcext:value-type="float">
            <text:p>101.20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20328" calcext:value-type="float">
            <text:p>101.20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5763096774" calcext:value-type="float">
            <text:p>101.195763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57336" calcext:value-type="float">
            <text:p>101.19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8516129032" calcext:value-type="float">
            <text:p>101.19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2481241379" calcext:value-type="float">
            <text:p>101.202481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2281290323" calcext:value-type="float">
            <text:p>101.212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6804129032" calcext:value-type="float">
            <text:p>101.216804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2236" calcext:value-type="float">
            <text:p>101.20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6393548387" calcext:value-type="float">
            <text:p>101.176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80984" calcext:value-type="float">
            <text:p>101.16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6040774194" calcext:value-type="float">
            <text:p>101.156040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4143741936" calcext:value-type="float">
            <text:p>101.144143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52384" calcext:value-type="float">
            <text:p>101.14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792916129" calcext:value-type="float">
            <text:p>101.14792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87944" calcext:value-type="float">
            <text:p>101.14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0563612903" calcext:value-type="float">
            <text:p>101.16056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910222222" calcext:value-type="float">
            <text:p>101.163910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5529714286" calcext:value-type="float">
            <text:p>101.175529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3276129032" calcext:value-type="float">
            <text:p>101.183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6742" calcext:value-type="float">
            <text:p>101.186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9074666667" calcext:value-type="float">
            <text:p>101.139074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50352" calcext:value-type="float">
            <text:p>101.14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9993935484" calcext:value-type="float">
            <text:p>101.14999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6630709677" calcext:value-type="float">
            <text:p>101.15663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42376" calcext:value-type="float">
            <text:p>101.16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9098769231" calcext:value-type="float">
            <text:p>101.169098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60816" calcext:value-type="float">
            <text:p>101.18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7532903226" calcext:value-type="float">
            <text:p>101.197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8528285714" calcext:value-type="float">
            <text:p>101.218528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3813935484" calcext:value-type="float">
            <text:p>101.23381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5022709677" calcext:value-type="float">
            <text:p>101.24502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62364" calcext:value-type="float">
            <text:p>101.256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5670451613" calcext:value-type="float">
            <text:p>101.265670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488" calcext:value-type="float">
            <text:p>101.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4204258065" calcext:value-type="float">
            <text:p>101.28420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9100129032" calcext:value-type="float">
            <text:p>101.299100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62236" calcext:value-type="float">
            <text:p>101.306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2963612903" calcext:value-type="float">
            <text:p>101.31296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65944" calcext:value-type="float">
            <text:p>101.32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8753032258" calcext:value-type="float">
            <text:p>101.34875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0977714286" calcext:value-type="float">
            <text:p>101.330977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7388129032" calcext:value-type="float">
            <text:p>101.317388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5953806452" calcext:value-type="float">
            <text:p>101.295953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11792" calcext:value-type="float">
            <text:p>101.28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5346580645" calcext:value-type="float">
            <text:p>101.25534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2716" calcext:value-type="float">
            <text:p>101.23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6214193548" calcext:value-type="float">
            <text:p>101.216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2223483871" calcext:value-type="float">
            <text:p>101.1922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31784" calcext:value-type="float">
            <text:p>101.17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4123483871" calcext:value-type="float">
            <text:p>101.1541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18272" calcext:value-type="float">
            <text:p>101.13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7203354839" calcext:value-type="float">
            <text:p>101.117203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8586482759" calcext:value-type="float">
            <text:p>101.098586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692" calcext:value-type="float">
            <text:p>101.0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7648774194" calcext:value-type="float">
            <text:p>101.067648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58304" calcext:value-type="float">
            <text:p>101.05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8418064516" calcext:value-type="float">
            <text:p>101.028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78244" calcext:value-type="float">
            <text:p>101.007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8400774194" calcext:value-type="float">
            <text:p>100.988400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3455741936" calcext:value-type="float">
            <text:p>100.973455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722" calcext:value-type="float">
            <text:p>100.94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5798193548" calcext:value-type="float">
            <text:p>100.93579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54116" calcext:value-type="float">
            <text:p>100.905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1090322581" calcext:value-type="float">
            <text:p>100.901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1165142857" calcext:value-type="float">
            <text:p>100.871165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893883871" calcext:value-type="float">
            <text:p>100.868938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5833032258" calcext:value-type="float">
            <text:p>100.84583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92624" calcext:value-type="float">
            <text:p>100.82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6868387097" calcext:value-type="float">
            <text:p>100.796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8404" calcext:value-type="float">
            <text:p>100.76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0187" calcext:value-type="float">
            <text:p>100.8101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579552" calcext:value-type="float">
            <text:p>100.715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59352" calcext:value-type="float">
            <text:p>100.72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6098181818" calcext:value-type="float">
            <text:p>100.7460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2456" calcext:value-type="float">
            <text:p>100.4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1496" calcext:value-type="float">
            <text:p>100.3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72" calcext:value-type="float">
            <text:p>100.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72" calcext:value-type="float">
            <text:p>100.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7112" calcext:value-type="float">
            <text:p>100.3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396" calcext:value-type="float">
            <text:p>100.2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7216" calcext:value-type="float">
            <text:p>100.4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636" calcext:value-type="float">
            <text:p>100.4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96" calcext:value-type="float">
            <text:p>100.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596" calcext:value-type="float">
            <text:p>101.0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788" calcext:value-type="float">
            <text:p>101.1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268" calcext:value-type="float">
            <text:p>101.4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46" calcext:value-type="float">
            <text:p>101.5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7" calcext:value-type="float">
            <text:p>101.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3061124338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56" meta:object-count="0"/>
    <meta:user-defined meta:name="AppVersion">3.0</meta:user-defined>
  </office:meta>
</office:document-meta>
</file>